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IF([.E10]=[.D10];1;0)" office:value-type="float" office:value="1" calcext:value-type="float">
            <text:p>1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table:formula="of:=IF([.E18]=[.D18];1;0)" office:value-type="float" office:value="1" calcext:value-type="float">
            <text:p>1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table:number-columns-repeated="2" office:value-type="float" office:value="744" calcext:value-type="float">
            <text:p>744</text:p>
          </table:table-cell>
          <table:table-cell table:formula="of:=IF([.E21]=[.D21];1;0)" office:value-type="float" office:value="1" calcext:value-type="float">
            <text:p>1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table:number-columns-repeated="2" office:value-type="float" office:value="604" calcext:value-type="float">
            <text:p>604</text:p>
          </table:table-cell>
          <table:table-cell table:formula="of:=IF([.E64]=[.D64];1;0)" office:value-type="float" office:value="1" calcext:value-type="float">
            <text:p>1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IF([.E66]=[.D66];1;0)" office:value-type="float" office:value="1" calcext:value-type="float">
            <text:p>1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IF([.E70]=[.D70];1;0)" office:value-type="float" office:value="1" calcext:value-type="float">
            <text:p>1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IF([.E71]=[.D71];1;0)" office:value-type="float" office:value="1" calcext:value-type="float">
            <text:p>1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table:number-columns-repeated="2" office:value-type="float" office:value="386" calcext:value-type="float">
            <text:p>386</text:p>
          </table:table-cell>
          <table:table-cell table:formula="of:=IF([.E72]=[.D72];1;0)" office:value-type="float" office:value="1" calcext:value-type="float">
            <text:p>1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E80]=[.D80];1;0)" office:value-type="float" office:value="1" calcext:value-type="float">
            <text:p>1</text:p>
          </table:table-cell>
          <table:table-cell table:formula="of:=IF([.D8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E82]=[.D82];1;0)" office:value-type="float" office:value="1" calcext:value-type="float">
            <text:p>1</text:p>
          </table:table-cell>
          <table:table-cell table:formula="of:=IF([.D8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E83]=[.D83];1;0)" office:value-type="float" office:value="1" calcext:value-type="float">
            <text:p>1</text:p>
          </table:table-cell>
          <table:table-cell table:formula="of:=IF([.D8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E88]=[.D88];1;0)" office:value-type="float" office:value="1" calcext:value-type="float">
            <text:p>1</text:p>
          </table:table-cell>
          <table:table-cell table:formula="of:=IF([.D8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table:number-columns-repeated="2" office:value-type="float" office:value="918" calcext:value-type="float">
            <text:p>918</text:p>
          </table:table-cell>
          <table:table-cell table:formula="of:=IF([.E128]=[.D128];1;0)" office:value-type="float" office:value="1" calcext:value-type="float">
            <text:p>1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table:number-columns-repeated="2" office:value-type="float" office:value="297" calcext:value-type="float">
            <text:p>297</text:p>
          </table:table-cell>
          <table:table-cell table:formula="of:=IF([.E140]=[.D140];1;0)" office:value-type="float" office:value="1" calcext:value-type="float">
            <text:p>1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969" calcext:value-type="float">
            <text:p>36969</text:p>
          </table:table-cell>
          <table:table-cell table:formula="of:=(SUM([.E2:.E163]))" office:value-type="float" office:value="20294" calcext:value-type="float">
            <text:p>20294</text:p>
          </table:table-cell>
          <table:table-cell table:formula="of:=SUM([.F2:.F163])" office:value-type="float" office:value="99" calcext:value-type="float">
            <text:p>99</text:p>
          </table:table-cell>
          <table:table-cell table:formula="of:=SUM([.G2:.G163])" office:value-type="float" office:value="135" calcext:value-type="float">
            <text:p>135</text:p>
          </table:table-cell>
          <table:table-cell table:formula="of:=[.G165]-[.F165]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16675" calcext:value-type="float">
            <text:p>16675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29])" office:value-type="float" office:value="28" calcext:value-type="float">
            <text:p>28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29])" office:value-type="float" office:value="16878" calcext:value-type="float">
            <text:p>16878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3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4]-[.$I$1]" office:value-type="float" office:value="547" calcext:value-type="float">
            <text:p>547</text:p>
          </table:table-cell>
          <table:table-cell/>
          <table:table-cell table:formula="of:=COUNTA([.C2:.C47])" office:value-type="float" office:value="46" calcext:value-type="float">
            <text:p>46</text:p>
          </table:table-cell>
          <table:table-cell office:value-type="string" calcext:value-type="string">
            <text:p>total de arquivo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5]-[.$I$1]" office:value-type="float" office:value="171" calcext:value-type="float">
            <text:p>171</text:p>
          </table:table-cell>
          <table:table-cell/>
          <table:table-cell table:formula="of:=SUM([.C2:.C47])" office:value-type="float" office:value="22633" calcext:value-type="float">
            <text:p>22633</text:p>
          </table:table-cell>
          <table:table-cell office:value-type="string" calcext:value-type="string">
            <text:p>linha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6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7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8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9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0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1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2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5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6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7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8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9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20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21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22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23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24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25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26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27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28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29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30]-[.$K$1]" office:value-type="float" office:value="3863" calcext:value-type="float">
            <text:p>3863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104854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5:17.5985909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10-26T22:34:25.822673315</dc:date>
    <meta:editing-duration>PT9H18M36S</meta:editing-duration>
    <meta:editing-cycles>86</meta:editing-cycles>
    <meta:generator>LibreOffice/4.3.3.2$Linux_X86_64 LibreOffice_project/430m0$Build-2</meta:generator>
    <dc:creator>Marcelo Diniz</dc:creator>
    <meta:document-statistic meta:table-count="3" meta:cell-count="17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6">
                <text:p>36</text:p>
                <draw:g>
                  <svg:desc>Cálculos.H165:Cálculos.H165 Cálculos.F165:Cálculos.F165</svg:desc>
                </draw:g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969">
                <text:p>36969</text:p>
                <draw:g>
                  <svg:desc>Cálculos.D165:Cálculos.E165</svg:desc>
                </draw:g>
              </table:table-cell>
              <table:table-cell office:value-type="float" office:value="20294">
                <text:p>20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